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_FUNCIONES</text:p>
      <text:p text:style-name="Standard">library ieee;</text:p>
      <text:p text:style-name="Standard">use ieee.std_logic_1164.all;</text:p>
      <text:p text:style-name="Standard"/>
      <text:p text:style-name="Standard">entity gen_funciones is</text:p>
      <text:p text:style-name="Standard"><text:s text:c="2"/>port (</text:p>
      <text:p text:style-name="Standard"><text:s text:c="4"/>RELOJ <text:s/>: in <text:s/>std_logic;</text:p>
      <text:p text:style-name="Standard"><text:s text:c="4"/>RST <text:s text:c="3"/>: in <text:s/>std_logic;</text:p>
      <text:p text:style-name="Standard"><text:s text:c="4"/>ASTRB <text:s text:c="2"/>: in <text:s/>std_logic;</text:p>
      <text:p text:style-name="Standard"><text:s text:c="4"/>DSTRB <text:s text:c="2"/>: in <text:s/>std_logic;</text:p>
      <text:p text:style-name="Standard"><text:s text:c="4"/>DATA <text:s text:c="2"/>: inout <text:s/>std_logic_vector(7 downto 0);</text:p>
      <text:p text:style-name="Standard"><text:s text:c="4"/>PWRITE : in <text:s/>std_logic;</text:p>
      <text:p text:style-name="Standard"><text:s text:c="4"/>PWAIT <text:s/>: out std_logic;</text:p>
      <text:p text:style-name="Standard"><text:s text:c="4"/>SYNC <text:s text:c="2"/>: out std_logic;</text:p>
      <text:p text:style-name="Standard"><text:s text:c="4"/>SCLK <text:s text:c="2"/>: out std_logic;</text:p>
      <text:p text:style-name="Standard"><text:s text:c="4"/>D1 <text:s text:c="4"/>: out std_logic;</text:p>
      <text:p text:style-name="Standard"><text:s text:c="4"/>D2 <text:s text:c="4"/>: out std_logic);</text:p>
      <text:p text:style-name="Standard">end gen_funciones;</text:p>
      <text:p text:style-name="Standard"/>
      <text:p text:style-name="Standard">architecture rtl of gen_funciones is</text:p>
      <text:p text:style-name="Standard"><text:s/></text:p>
      <text:p text:style-name="Standard"><text:s text:c="2"/>signal CLK : std_logic;</text:p>
      <text:p text:style-name="Standard"><text:s text:c="2"/>signal DIR <text:s text:c="5"/>: std_logic_vector (7 downto 0);</text:p>
      <text:p text:style-name="Standard"><text:s text:c="2"/>signal DIR_VLD <text:s text:c="5"/>: std_logic;</text:p>
      <text:p text:style-name="Standard"><text:s text:c="2"/>signal DATO <text:s text:c="4"/>: std_logic_vector (7 downto 0);</text:p>
      <text:p text:style-name="Standard"><text:s text:c="2"/>signal DATO_VLD : std_logic;</text:p>
      <text:p text:style-name="Standard"><text:s text:c="2"/>signal DATO_RD <text:s text:c="4"/>: std_logic_vector (7 downto 0);</text:p>
      <text:p text:style-name="Standard"><text:s text:c="2"/>signal CE_RD : std_logic;</text:p>
      <text:p text:style-name="Standard"><text:s/>signal ADDRESS <text:s/>: std_logic_vector(7 downto 0);</text:p>
      <text:p text:style-name="Standard"><text:s text:c="2"/>signal DATA_DP <text:s text:c="4"/>: std_logic_vector (7 downto 0); <text:s/></text:p>
      <text:p text:style-name="Standard"><text:s text:c="2"/>signal WE_DP1 <text:s text:c="2"/>: std_logic;</text:p>
      <text:p text:style-name="Standard"><text:s text:c="2"/>signal WE_DP2 <text:s text:c="2"/>: std_logic;</text:p>
      <text:p text:style-name="Standard"><text:s text:c="2"/>signal DATO1 <text:s text:c="2"/>: std_logic_vector (7 downto 0);</text:p>
      <text:p text:style-name="Standard"><text:s text:c="2"/>signal DATO2 <text:s text:c="2"/>: std_logic_vector (7 downto 0);</text:p>
      <text:p text:style-name="Standard"><text:s text:c="2"/>signal ADDR_OUT : std_logic_vector(7 downto 0);</text:p>
      <text:p text:style-name="Standard"><text:s text:c="2"/>signal DATO_OK <text:s/>: std_logic;</text:p>
      <text:p text:style-name="Standard">begin <text:s/>-- rtl</text:p>
      <text:p text:style-name="Standard"><text:s/></text:p>
      <text:p text:style-name="Standard">U_dcm :entity work.dcm</text:p>
      <text:p text:style-name="Standard"><text:s text:c="2"/>port map</text:p>
      <text:p text:style-name="Standard"><text:s text:c="3"/>(CLK_IN =&gt; RELOJ, <text:s text:c="3"/></text:p>
      <text:p text:style-name="Standard"><text:s text:c="4"/>CLK_OUT =&gt; CLK,</text:p>
      <text:p text:style-name="Standard"><text:s text:c="4"/>RESET <text:s/>=&gt; RST); </text:p>
      <text:p text:style-name="Standard"><text:s text:c="2"/></text:p>
      <text:p text:style-name="Standard"><text:s/>U_cnt_epp:entity work.cnt_epp</text:p>
      <text:p text:style-name="Standard"><text:s text:c="4"/>port map (</text:p>
      <text:p text:style-name="Standard"><text:s text:c="8"/>CLK <text:s text:c="5"/>=&gt; CLK,</text:p>
      <text:p text:style-name="Standard"><text:s text:c="8"/>RST <text:s text:c="5"/>=&gt; RST,</text:p>
      <text:p text:style-name="Standard"><text:s text:c="8"/>ASTRB <text:s text:c="3"/>=&gt; ASTRB,</text:p>
      <text:p text:style-name="Standard"><text:s text:c="8"/>DSTRB <text:s text:c="3"/>=&gt; DSTRB,</text:p>
      <text:p text:style-name="Standard"><text:s text:c="8"/>DATA <text:s text:c="4"/>=&gt; DATA,</text:p>
      <text:p text:style-name="Standard"><text:s text:c="8"/>PWRITE <text:s text:c="2"/>=&gt; PWRITE,</text:p>
      <text:p text:style-name="Standard"><text:soft-page-break/><text:s text:c="8"/>PWAIT <text:s text:c="3"/>=&gt; PWAIT,</text:p>
      <text:p text:style-name="Standard"><text:s text:c="8"/>DATO_RD <text:s/>=&gt; DATO_RD,</text:p>
      <text:p text:style-name="Standard"><text:s text:c="8"/>CE_RD <text:s text:c="3"/>=&gt; CE_RD,</text:p>
      <text:p text:style-name="Standard"><text:s text:c="8"/>DIR <text:s text:c="5"/>=&gt; DIR,</text:p>
      <text:p text:style-name="Standard"><text:s text:c="8"/>DIR_VLD <text:s/>=&gt; DIR_VLD,</text:p>
      <text:p text:style-name="Standard"><text:s text:c="8"/>DATO <text:s text:c="4"/>=&gt; DATO,</text:p>
      <text:p text:style-name="Standard"><text:s text:c="8"/>DATO_VLD =&gt; DATO_VLD);</text:p>
      <text:p text:style-name="Standard"><text:s/></text:p>
      <text:p text:style-name="Standard"><text:s/>U_cnt_dpram:entity work.cnt_dpram</text:p>
      <text:p text:style-name="Standard"><text:s text:c="4"/>port map (</text:p>
      <text:p text:style-name="Standard"><text:s text:c="8"/>CLK <text:s text:c="5"/>=&gt; CLK,</text:p>
      <text:p text:style-name="Standard"><text:s text:c="8"/>RST <text:s text:c="5"/>=&gt; RST,</text:p>
      <text:p text:style-name="Standard"><text:s text:c="8"/>DIR <text:s text:c="5"/>=&gt; DIR,</text:p>
      <text:p text:style-name="Standard"><text:s text:c="8"/>DIR_VLD <text:s/>=&gt; DIR_VLD,</text:p>
      <text:p text:style-name="Standard"><text:s text:c="8"/>DATO <text:s text:c="4"/>=&gt; DATO,</text:p>
      <text:p text:style-name="Standard"><text:s text:c="8"/>DATO_VLD =&gt; DATO_VLD,</text:p>
      <text:p text:style-name="Standard"><text:s text:c="8"/>ADDRESS <text:s/>=&gt; ADDRESS,</text:p>
      <text:p text:style-name="Standard"><text:s text:c="8"/>DATA <text:s text:c="4"/>=&gt; DATA_DP,</text:p>
      <text:p text:style-name="Standard"><text:s text:c="8"/>WE_DP1 <text:s text:c="2"/>=&gt; WE_DP1,</text:p>
      <text:p text:style-name="Standard"><text:s text:c="8"/>WE_DP2 <text:s text:c="2"/>=&gt; WE_DP2);</text:p>
      <text:p text:style-name="Standard"/>
      <text:p text:style-name="Standard"><text:s text:c="2"/>U_dpram_mem1 : entity work.dpram_mem</text:p>
      <text:p text:style-name="Standard"><text:s text:c="4"/>port map (</text:p>
      <text:p text:style-name="Standard"><text:s text:c="8"/>DIN <text:s text:c="5"/>=&gt; DATA_DP,</text:p>
      <text:p text:style-name="Standard"><text:s text:c="8"/>ADDR_IN <text:s/>=&gt; ADDRESS,</text:p>
      <text:p text:style-name="Standard"><text:s text:c="8"/>WE <text:s text:c="6"/>=&gt; WE_DP1,</text:p>
      <text:p text:style-name="Standard"><text:s text:c="8"/>CLK <text:s text:c="5"/>=&gt; CLK,</text:p>
      <text:p text:style-name="Standard"><text:s text:c="8"/>RST <text:s text:c="5"/>=&gt; RST,</text:p>
      <text:p text:style-name="Standard"><text:s text:c="8"/>ADDR_OUT =&gt; ADDR_OUT,</text:p>
      <text:p text:style-name="Standard"><text:s text:c="8"/>DOUT <text:s text:c="4"/>=&gt; DATO1);</text:p>
      <text:p text:style-name="Standard"/>
      <text:p text:style-name="Standard"><text:s text:c="2"/>U_dpram_mem2 : entity work.dpram_mem</text:p>
      <text:p text:style-name="Standard"><text:s text:c="4"/>port map (</text:p>
      <text:p text:style-name="Standard"><text:s text:c="8"/>DIN <text:s text:c="5"/>=&gt; DATA_DP,</text:p>
      <text:p text:style-name="Standard"><text:s text:c="8"/>ADDR_IN <text:s/>=&gt; ADDRESS,</text:p>
      <text:p text:style-name="Standard"><text:s text:c="8"/>WE <text:s text:c="6"/>=&gt; WE_DP2,</text:p>
      <text:p text:style-name="Standard"><text:s text:c="8"/>CLK <text:s text:c="5"/>=&gt; CLK,</text:p>
      <text:p text:style-name="Standard"><text:s text:c="8"/>RST <text:s text:c="5"/>=&gt; RST,</text:p>
      <text:p text:style-name="Standard"><text:s text:c="8"/>ADDR_OUT =&gt; ADDR_OUT,</text:p>
      <text:p text:style-name="Standard"><text:s text:c="8"/>DOUT <text:s text:c="4"/>=&gt; DATO2);</text:p>
      <text:p text:style-name="Standard"/>
      <text:p text:style-name="Standard"><text:s text:c="3"/>U_gen_dir:entity work.gen_dir</text:p>
      <text:p text:style-name="Standard"><text:s text:c="4"/>port map (</text:p>
      <text:p text:style-name="Standard"><text:s text:c="8"/>CLK <text:s text:c="5"/>=&gt; CLK,</text:p>
      <text:p text:style-name="Standard"><text:s text:c="8"/>RST <text:s text:c="5"/>=&gt; RST,</text:p>
      <text:p text:style-name="Standard"><text:s text:c="8"/>DIR <text:s text:c="5"/>=&gt; DIR,</text:p>
      <text:p text:style-name="Standard"><text:s text:c="8"/>DIR_VLD <text:s/>=&gt; DIR_VLD,</text:p>
      <text:p text:style-name="Standard"><text:s text:c="8"/>DATO <text:s text:c="4"/>=&gt; DATO,</text:p>
      <text:p text:style-name="Standard"><text:s text:c="8"/>DATO_VLD =&gt; DATO_VLD,</text:p>
      <text:p text:style-name="Standard"><text:s text:c="8"/>ADDR_OUT =&gt; ADDR_OUT,</text:p>
      <text:p text:style-name="Standard"><text:s text:c="8"/>DATO_OK <text:s/>=&gt; DATO_OK);</text:p>
      <text:p text:style-name="Standard"/>
      <text:p text:style-name="Standard"><text:soft-page-break/></text:p>
      <text:p text:style-name="Standard"><text:s text:c="2"/>U_cnt_dac :entity work.cnt_dac</text:p>
      <text:p text:style-name="Standard"><text:s text:c="4"/>port map (</text:p>
      <text:p text:style-name="Standard"><text:s text:c="6"/>CLK <text:s text:c="5"/>=&gt; CLK,</text:p>
      <text:p text:style-name="Standard"><text:s text:c="6"/>RST <text:s text:c="5"/>=&gt; RST,</text:p>
      <text:p text:style-name="Standard"><text:s text:c="6"/>DATO1 <text:s text:c="3"/>=&gt; DATO1,</text:p>
      <text:p text:style-name="Standard"><text:s text:c="6"/>DATO2 <text:s text:c="3"/>=&gt; DATO2,</text:p>
      <text:p text:style-name="Standard"><text:s text:c="6"/>DATO_OK =&gt; DATO_OK,</text:p>
      <text:p text:style-name="Standard"><text:s text:c="6"/>SYNC <text:s text:c="4"/>=&gt; SYNC,</text:p>
      <text:p text:style-name="Standard"><text:s text:c="6"/>SCLK <text:s text:c="4"/>=&gt; SCLK,</text:p>
      <text:p text:style-name="Standard"><text:s text:c="6"/>D1 <text:s text:c="6"/>=&gt; D1,</text:p>
      <text:p text:style-name="Standard"><text:s text:c="6"/>D2 <text:s text:c="6"/>=&gt; D2);</text:p>
      <text:p text:style-name="Standard"/>
      <text:p text:style-name="Standard">end rtl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dro Barquin Ayuso</meta:initial-creator>
    <meta:creation-date>2015-04-25T20:57:46.43</meta:creation-date>
    <dc:date>2015-04-28T19:14:17.44</dc:date>
    <dc:creator>Pedro Barquin Ayuso</dc:creator>
    <meta:editing-duration>PT1M11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3" meta:paragraph-count="110" meta:word-count="361" meta:character-count="2875"/>
  </office:meta>
</office:document-meta>
</file>